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33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72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5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4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cently Indexed Searche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hitty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Great</text:p>
          </table:table-cell>
          <table:table-cell office:value-type="string" calcext:value-type="string">
            <text:p>Why?</text:p>
          </table:table-cell>
          <table:table-cell office:value-type="string" calcext:value-type="string">
            <text:p>Compared to Google</text:p>
          </table:table-cell>
          <table:table-cell office:value-type="string" calcext:value-type="string">
            <text:p>Compared to Bing</text:p>
          </table:table-cell>
          <table:table-cell office:value-type="string" calcext:value-type="string">
            <text:p>Compared to Mojeek</text:p>
          </table:table-cell>
          <table:table-cell office:value-type="string" calcext:value-type="string">
            <text:p>Compared to Gigablast</text:p>
          </table:table-cell>
        </table:table-row>
        <table:table-row table:style-name="ro1">
          <table:table-cell office:value-type="string" calcext:value-type="string">
            <text:p>kingdom rus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tch a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ll stre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ll street be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llstreetbe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ellyanne conw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ily ma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even coh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erican peop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federate fla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ectoral colle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republi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ll bar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lliam bar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torney gener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orge conw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erican independent</text:p>
          </table:table-cell>
          <table:table-cell table:number-columns-repeated="2"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string" calcext:value-type="string">
            <text:p>ny po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 york po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zzfeed new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nsas city sta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x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usiness insid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ection 20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exandria ocasio corte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icago tribu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pito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bc new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verfront tim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casio-corte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cking fasc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shington po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x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mala harr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e bi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 sas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jorie taylor gree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an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rte chic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amesto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dd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di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surre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it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d cru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o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exandr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exandria ocasio-corte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to o’rour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th rog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y trum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to orour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wth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w th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ncoln proje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fa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llas observ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sc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 antonio curr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hi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wswee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c 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bs aust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xas monthl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magogue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llas new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-trum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o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wn and count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y of man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hicky advoc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hiske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otch whiske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otch whiske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erfeld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ria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rtla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utty sa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ivas reg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wmo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lendrona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b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dbe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bemar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lenliv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lenfiddi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berlou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lven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call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lenmorangi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len mora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phroai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mdh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rdh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gavul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ack labe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nnie walk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lisk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ke linde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uck the new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vid hog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obe flas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ris cuom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u dobb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ndy rainb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pq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6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vs 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2000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ep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260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i m260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4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epro m4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2000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2000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dro k2000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dro m2000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adro k2000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mplemap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orld cit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odatasour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mi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-min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7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pacucl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enstreet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en street ma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enaddress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en address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o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id 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zbo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inkst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wered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mic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dy n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omwaff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ny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potis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le of la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cott pruit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ck per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tal servi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molumen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moluments clau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ck scot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flict of intere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i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ric trum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onaviru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e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rry my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x retu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eacha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peachable offens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mes come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chael flyn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bert muell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ussian hack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ul manafo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ick g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krai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ck mulvane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eo-naz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pa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e arpa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ke new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mmigr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ormy danie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chael coh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um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nal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h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nald trum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nald j. trum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nald john trum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naldjtrum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ren mcdoug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ilvio berluscon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enezue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art of the de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e scarborough</text:p>
          </table:table-cell>
          <table:table-cell table:number-columns-repeated="9"/>
        </table:table-row>
        <table:table-row table:style-name="ro1">
          <table:table-cell office:value-type="float" office:value="44450" calcext:value-type="float">
            <text:p>444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bi directo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urricane doria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2020 elec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ypillo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yleig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cenan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ayleigh mcenan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ess secretar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r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ushn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red kushn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vank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vanka trum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effre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ste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effrey epste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hislai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we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hislaine maxwe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ercury new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public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anity fai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eptember 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eague of legen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son champ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an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k-ult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kultr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hemian clu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hn lennon fb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skege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yira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intelp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 tobacc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 tobacco canc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 tobacco lied about canc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yirah testimon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peration mockingbir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incess dia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pstein didn’t kill himsel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ss surveilan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sa mass surveilan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nver airpor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oswe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f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ea 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ilyn monro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ee britne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freebritne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ince char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ince charles vampi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ttress fir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ypti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vis liv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ens built stonehen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ien abduction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ch ness mons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foo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eta thunber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eta thunberg is a time travel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rop circ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beatl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le ba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ep st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ders of z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t ear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ptilian overlor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ollow the white rabbi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eorge soro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hite genocid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ll gat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ll gates microchi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locaust deni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yfai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lluminat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dy hook fa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ndy hoo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tanic pani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tanic cul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drenochro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rs slave colon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lave colon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bama birth certific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izzagat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bliminal messag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ollow eart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zis on the mo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on landing fak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moon landing was fak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on land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sential oils cure all illness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ssential o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vernment-made diseas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nland doesn’t ex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lobal warm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lobal warming hoax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et fuel doesn’t melt steel beam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emtrail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inosaurs didn’t exis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vid-19 made in la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y boy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ti-vaxx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tivaxx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tivaxx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ril lavig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vril lavigne replac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 beatles never exist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ndib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il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tnoma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umb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vidi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ran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oble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yth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ftwa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ackbal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niversit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tta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ster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ndow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yde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e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ack lives mat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mercial propert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youtube subscribe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well’s book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sitronic br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-string ba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ue boss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om wait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mooth jaz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6-string ba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maj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tie sha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y me to the mo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alking ba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ke fiv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ve guy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ill pre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weetwa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d drag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dy and the tram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iet nights of quiet sta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uincy jon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beral arts colle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arles mingu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aguar land rov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oustic ba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breoffi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 stud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azon kind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ctal music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vid arkensto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m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ntebellu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pp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rtemi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thl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emst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ptai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ou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ruye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edder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eesecak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pan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rpuscl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jan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omag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vernmen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diom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if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uxembour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hani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ower meta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ob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coustic alchem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es da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helonius mon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eus ex machin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ectronic drum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ownload windows softwar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stern civilizatio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3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l3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ffice suppli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ender guitar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na del rey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mmertime sadne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ingo boing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estworl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hicken tikka masal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bsrch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ti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a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ench onion sou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talian wedding soup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atural language process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 dat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pu benchma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5-2650 v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video card benchmar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enchmark email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eon gol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amn good advic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o big or go hom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angi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y i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ime is i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egister to vot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tie a ti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an you run i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song is thi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lose weigh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ounces in a cu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is mothers 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ounces in a poun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ounces in a gall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weeks in a yea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is fathers 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y ip addr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an i run i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pregna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download youtube video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creenshot on mac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donald trum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lose weight fas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re are you now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pancak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we were you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mone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grams in an ounc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feet in a mil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ime is it in californi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smh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hillary clint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lose belly fa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it going to rain to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re is my phon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the weather toda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download videos from youtub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oil egg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delete instagram accou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take a screenshot on a mac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cups in a gall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days till christma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ime is it in lond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am i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bed bug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raw a ro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pizz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grams in a poun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ounces in a qu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have sex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do you spel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use snapcha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your nam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french toas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lov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slim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tablespoons in a cu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ime is the superbow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oz in a cu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ime is suns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rite a chec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tie a bowti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is daylight saving tim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days in a yea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hmu mea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days until christma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money onlin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ime is it in australi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is memorial 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is labor 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the tem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the temperatur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ime is it in hawaii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olve a rubix cub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countries in the worl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o sings this son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teaspoons in a tablespo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long to boil egg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centimeters in an inc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y is the sky blu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rite a cover let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ounces in a li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uch house can i affor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the tim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ain weigh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take a screensho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hack facebook accou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delete facebook accou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mb in a gb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all is kevin h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a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ave mone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justin biebe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people are in the worl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last longer in be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money fas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raw a do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acn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oz in a gall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blackhead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quino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the meaning of lif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calories in a banan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kilometers in a mil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raw anim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scrambled egg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tbh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this so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my name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pimpl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spaghetti squas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an omel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hange wifi passwor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asparagu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cups in a pi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square feet in an acr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hange gmail passwor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eat puss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verb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do you want to build a snowm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ric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fruit fli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alculate percentag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hard boil egg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steps in a mil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elete instagra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cak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ounces in a pi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hack wifi password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are you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a blo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ounces are in a gall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ackup iphon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reate a websit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dolly part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tie a noo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it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o do when your bore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lay pok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e happ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flea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uch should i weig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a bab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does the time chang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on tv tonigh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oz in a poun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rite a resum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win friends and influence peopl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ime is it in jap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stretch mark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a turke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buttermil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row hair fas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meters in a mil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lock a numb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is the next full mo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kiss a gir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o should i st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ay is i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lay powerbal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ice crea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lower blood pressur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oach an eg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to expect when you re expect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alculate bmi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o sex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ownload music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fried ric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mashed potato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ownload movi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oll a joi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ive a blow job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hiccup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feet in a yar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weeks are in a yea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eset iphon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jump a ca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is valentines 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otp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ick a loc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does uber wor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kill yourself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fall asleep fas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calories in an eg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uch water should you drink a da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can you get pregnant on your perio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ake i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long does weed stay in your syste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ant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ime is it in german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the eart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a paper airplan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o do when bore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did bruce lee di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a resum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o watch on netflix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happens when you di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uch is my car wort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ime is it in florid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global warm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tell if a girl likes you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prime numb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pregnant fas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a girlfrien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op snorin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o unfollowed me on instagra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dandruff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a passpo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far along am i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ave a lif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salm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beyonc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mem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long to cook a turke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virtual private networ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n adjectiv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pounds in a t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y is my poop gree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download music from youtub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lasagn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ime is it in chin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ivide fraction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row a bear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ultiply fraction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rite a let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impress a gir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a girl squi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pizza doug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guacamol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rite a cv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past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nvert pdf to wor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re am i right now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nou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learn englis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lay ch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row tall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does he like m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download from youtub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gop stand fo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yards in a mil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download videos from faceboo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ime is it in indi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ml in a li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ut a mang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creenshot on pc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lebron jam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pounds in a ston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long does it take to get to mar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feet are in a mil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ay is thanksgiv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a websit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ite a websit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color makes brow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uch water should i drin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an applicati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an ap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ariana grand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ime is sunri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crohn disea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lmao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acne scar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reate an ap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reate an applicati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good credit scor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o invented the intern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countries are ther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hiten teeth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long does it take to get a passpo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ounces are in a cu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belly fa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people in the worl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lic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know if a girl likes you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side is your appendix 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a col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do babies craw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french brai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holiday is to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big is an acr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does time chang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are you in spanish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countries are there in the worl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states in indi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finger a gir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emove blackhead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do you ovulat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 bed bugs look lik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emove blackhea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earn money onlin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whipped cream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weeks pregnant am i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ecome ric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melania trum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jello shot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cooki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lay guita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ake chicke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unlock iphon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add fraction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the temperature outsid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elete twitter accou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do get rid of gnat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oot androi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raw pokem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hack faceboo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y should we hire you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emove pimpl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re do i vot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y locati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would you d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elete twit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rite an essa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calories should i ea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jennifer lopez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gnat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grav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gwen stefani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educe weigh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o viewed my facebook profil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tell if a guy likes you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increase heigh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y are cats afraid of cucumb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ime zone am i i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educe belly fa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bill clint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alculate gp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french ki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oil an eg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would you do?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hard boiled egg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you see i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pronou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metapho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taylor swif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n adverb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mg in a gra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does he like me quiz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o is the richest man in the worl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vanna whit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download facebook vide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eactivate faceboo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rint scree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selena gomez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rint screen on mac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creenshot on window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e single trail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inches in a yar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all is tom crui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miles is a 5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ass a drug tes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he market work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hack a facebook accou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calories in a poun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o is winning the electi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uch caffeine in coffe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o wear to a weddin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en is the presidential electi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ive a hicke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uch water should i drink a da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en does morning sickness st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is daylight saving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seconds in a 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an dogs eat banana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can you get pregnant from precu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did bob marley di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uch does a gallon of water weig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l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n integ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uch home can i affor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the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emove skin tag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uch is my house wort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was jesus bor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rim job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y are cats scared of cucumber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long does marijuana stay in your syste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op coughin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countries are in the worl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cover let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ave a life lyric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artial law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hange apple i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love yourself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brown ric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lock your numb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blogg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a headach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money from hom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pokemon are ther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do babies start teeth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meatball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reate a blogspo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hack clash of clan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long does cocaine stay in your syste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lear cach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op diarrhe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drak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deactivate facebook accou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ask a girl ou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oral sex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a sty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pounds in a kilogra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quit smok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lose weight quickl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sos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herni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mazon prim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y awak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your hair grow fas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lucid dream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take a screenshot on window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uch is amazon prim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to take a pregnancy tes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long does the flu las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mm in a c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raw a flow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brea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hickey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does summer st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y do dogs eat gra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earn mone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do to makeu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ray the rosar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raw a drag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over a break u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sushi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unlock iphone 5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calories should i eat a 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today a holi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rite a boo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an dogs eat appl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lower cholestero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ut your own hai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donut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long to boil an eg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cinco de may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enew passpo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long to bake chicke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fli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playdoug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crep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a sore throa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ain weight fas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dark circl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o won the superbow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sweet potatoe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megabytes in a gigabyt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rite a repo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carame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miles in a kilome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y do cats pur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y spirit anima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y did i get married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followers on instagra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easure bra siz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raw a fac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a bow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elete gmail accou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ut on a condo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the game stands tal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a gif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oll a blu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causes high blood pressur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sylvester stallon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over a breaku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hicke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long to boil cor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corn on the cob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a hicke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it going to rai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it should have ende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rite a so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will i di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kobe brya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lucid dreamin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know if a guy likes you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minutes in a 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normal blood pressur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a cak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causes kidney ston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find percentag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write a resignation let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do i look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cook bacon in the ove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more follower on instagra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raw a hor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an dogs eat grap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are prime number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reate a blo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paper flower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ime does target clo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will my baby look lik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states in us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y do we yaw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ake a potat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ut a pineappl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delete an instagram accou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raw a ca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movies are ou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chocolat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the illuminati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ric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op hiccup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ownload song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steak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more followers on instagra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blake shelto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take a screenshot on a pc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jennifer anist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ive a good blowjob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madonna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your hair grow fas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seconds in a yea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cellulit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estore iphon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do bed bugs bites look lik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wyd mea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long does food poisoning las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did michael jackson di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lose weight quic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use condo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reat an ap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flirt with a gir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easure ring siz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centimeters are in an inc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a smoothi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hair grow fas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milf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y current locati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kill bed bug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meatloaf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lose belly fat fas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calories do i nee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uck dick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bones in the human bod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ic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enable cooki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fold a pocket squar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ell on eb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cloud comput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o deleted me on faceboo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chicken breas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og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cups are in a gall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playstation network dow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cake pop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are you in frenc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movies are play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betty whit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all is donald trum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chili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muslims in the worl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ake salm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inimum wag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y do we drea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synony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fml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ab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prepositi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e single onlin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macaroni and chees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time does the super bowl st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thesis stateme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increase sperm cou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brownie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uch do uber drivers mak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y did the chicken cross the road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en does daylight savings time end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google my homepag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ear sare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steak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uch protein in an eg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pokemon are you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ancel amazon prim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fuck a gir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kim kardashi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mou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oz in a li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apply makeu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apply eyelin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o moved my chee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a flatter stomac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movie should i watc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to use a semicol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mac and chee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pluto a plan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does he love m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is election 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continents are ther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coffe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did the titanic sin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re is mt rushmor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y am i so tire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rsvp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calories in an appl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raw ey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year is i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the difference betwee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a six pac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upgrade to windows 1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banana brea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fast does hair grow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uch mortgage can i affor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obam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tom brad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ear a scarf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should i d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long do you boil egg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santa claus rea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address a let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lose weight in a wee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strok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o invented the light bulb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re is your appendix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a flat stomac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vp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unclog a toil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e confide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channel is abc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lyme disea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in powerbal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ou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do the snapchat emojis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simil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kiss a gu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find the area of a triangl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lobster tai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use chopstick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 contractions feel lik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find the area of a circl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ecome a mode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a girl to like you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labor 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o makeup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unblock someone on faceboo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emine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a robo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mmit suicid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ive a good blow job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a cold sor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long do cats liv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a boyfrien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rive a ca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harrison for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o make u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jump start a ca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use apple pa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calculate standard deviati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savage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black fri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oceans are ther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milf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ime is it eastern tim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tall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climate chang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blogg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raw mang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do you get bed bug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gluten fre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update androi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cheesecak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long are dog pregna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o is the prime minister of india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long does alcohol stay in your syste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y am i always tire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lobster tail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o is the next bachelo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ay i love you in spanis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bloat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does paypal wor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o is a in pretty little liar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money on youtub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water out of your ea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blo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friend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download a youtube vide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is the first day of fal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pork chop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broccoli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emove acrylic nail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talk to girl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rite a business pl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dna stand fo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spaghetti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hummu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hair grow fas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tie a scarf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rihann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re the red fern grow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ime does costco clo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 you d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tall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lean makeup brush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days unti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mic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polyg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deviled egg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canker sor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snoop dog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cold sor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thick hai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edit pdf fil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life gives you lemon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pancakes from scratc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unlock iphone 4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is presidents 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o squat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love handl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ad stand fo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ead palm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last long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lear histor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emorial 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ntrol ang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ftw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are the osca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letters in the alphab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ake baco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causes low blood pressur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alfredo sauc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mplete the squar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ctfu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double chi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diabetes mellitu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eset ipa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lml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reate apple i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finger yourself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barack obam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ake potato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kal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open rar file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long to bake chicken breas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kiss a bo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walmart open on christma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search engine optimisati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on television tonigh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kylie jenn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double chin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emove a tic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lay crap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y ip locati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does implantation occu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lay un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compu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lose weight in 2 week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over someon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oml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long are dogs pregna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eal with anxiet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arallel par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ell on amaz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improve englis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re is chuck norri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animal am i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factory reset iphon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the univer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hemorrhoi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do babies roll ov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eart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does winter st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ime is it es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big dat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treat a bur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hours in a wee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instagram follower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eat a girl ou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re is your liv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lentil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 lice look lik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john cena dea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ove 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find standard deviati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raw cartoon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thicker hai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hange your nam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i.e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all is bruno mar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sals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social medi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did elvis di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o unfollowed me instagram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o won dancing with the star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n isotop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the speed of ligh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hash brown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install kodi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parkinson’s disea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uy a hou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re have you bee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sic mea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uch is donald trump wort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state is washington dc i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cv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millions in a billi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y zodiac sign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o is the president of indi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uch is netflix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e commerc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gigabyte in a terabyt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ake chicken breas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all is justin bieb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gb in a terabyt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ose number is thi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wifi stand fo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uck your own dic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raid hai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delete a facebook accou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you remind m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will smit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the name of this so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a bigger but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lay pian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increase stamin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fair ski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garlic brea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leep fas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n i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oz in a pi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pasta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star wars movies are ther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ay i love you in frenc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butternut squas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o a messy bu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smart tv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rice crispy treat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on tv tonigh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uild muscl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long does it tak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a bigger dick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kilograms in a poun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pple tv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bac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bloated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ay is eas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cabbag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gigabytes in a terabyt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hack pokemon go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does poison ivy look lik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lemonad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ubtract fraction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happens after deat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beet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lean suede sho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dreams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nicki minaj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brussel sprout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did ww2 en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yolo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a coldsor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countries in afric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tune a guita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in the lotter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all is taylor swif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did michael jackson di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rite an abstrac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do to squat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all is the eiffel tow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uy stock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yourself throw up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change your name on facebook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take a screenshot on windows 1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bmw stand fo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talk dirt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are the oscar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 dreams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emove dark circl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ownload whatsap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hemorrhoid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ive a handjob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teaspoons in a cu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eep throa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weeks am i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edit pdf fil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standard deviati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tha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miles is 5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canker sor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o is donald trum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all is shaq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chocolate chip cooki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functi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talk to girl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edit a pdf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should i ea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bigger boob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headach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ake sweet potato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y do cats knea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fl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o runs the worl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uy bitcoin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ps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un fas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sos stand fo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download songs from youtub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apply eyeshadow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apply for passpo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goat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uy stoc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french fri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mariah care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insta follower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headach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y zodiac sig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ive a hand job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nvert word to pdf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install windows 1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social medi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lice look lik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it supposed to rain to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mole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the fastest car in the worl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oot android phon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moke wee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zenday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bloa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uild a better bo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search engine optimizati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lay solitair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soa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did slavery en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poached egg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fold a fitted she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flirt with a gu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font is thi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heartbur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celebrity do i look lik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c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find slop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search optimizatio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a virtual private network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slime without borax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a milkshak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lean silv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an dogs eat strawberri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the sun goes dow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use ub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do you mak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candl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eat healt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eal with depressi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train a pupp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elete a gmail accou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url your hai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shrim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a ha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raw a no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n orgasm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hypothesi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elieve str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long is a marath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human resourc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use exce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sociopat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otty train a pupp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ook chicke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op masturbatin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channel is the debate on tonigh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row wee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ure a sore throa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bath bomb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calories should i eat to lose weigh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water out of ea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o a messy bu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herpes look lik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french fri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old is leonardo dicapri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to take pregnancy tes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frost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use twit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ecome famou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does poison ivy look lik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edit video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your ex back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a youtube channe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smart tv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good fri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tell if someone is ly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eam broccoli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conversation with a gir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et a tabl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raw a wolf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y should i hire you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macaron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thesi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a guy to like you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en was the internet invente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is the electi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serve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uch does the president mak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uild credi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enterprise resource planning system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moke a ciga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uch money do youtubers mak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come a real estate age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temp is a fev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d of a stuffy no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many beers in a ke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en did women get the right to vot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69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great thou 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great thou art lyric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great thou art chord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liberal art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o nail 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pop ar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great thou art carrie underwoo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visual art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bstract 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fine art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youtube channel 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contemporary 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rt dec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pixel 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liberal arts colleg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channel 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ell 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are the elements of 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raw 3d 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latte 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add album art to mp3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re art thou mean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y is art importa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rt therap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odern 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are liberal art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great thou art youtub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great thou art elvi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ell art onlin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language art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value in 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re art thou rome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liberal arts degre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ecome an art directo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vector 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form in 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o string 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ecome an art teach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add album art to itune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great thou art sheet music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string 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liberal arts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medium in ar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en was photography invented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photography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iso in photograph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boudoir photograph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learn photograph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portrait photograph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into photograph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hdr photograph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acro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composition in photograph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ell photograph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digital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money with photograph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money from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exposure in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aperture in photograph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stock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a photography portfoli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fine art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en was color photography invente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still life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photography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photography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o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landscape photograph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street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does iso mean in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does iso stand for photograph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did photography begi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white balance in photograph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y is photography importa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your own photography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create a photography portfolio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commercial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money in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a photography log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editorial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bracketing in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contrast in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depth of field in photograph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freelance photograph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lifestyle photograph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noise in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shutter speed in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was the first commercial photography proc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a photography websit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does a director of photography d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ell photography print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ell your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do time lapse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started in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framing in photograph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iso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photography client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rice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uild a photography portfolio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uch does wedding photography cos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the best camera for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uch to charge for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does slr stand for in photograph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bokeh photograph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principal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the rule of thirds in photograph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did photography star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a director of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year was photography invented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are good cameras for photograph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en did color photography begi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he market work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digital market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invest in stock mark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time does the stock market ope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arket researc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arket ca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arket capitalizatio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a money market accou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stock mark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arketing mix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content marketin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does the stock market wor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he stock market work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the stock market open to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arket segmentatio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invest in the stock mark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time does the stock market clo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the stock mark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bear mark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en does the stock market ope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ffiliate market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mark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network market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inbound market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direct market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arket shar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rket your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social media market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oney mark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rket a produc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bull mark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market econom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the stock market doing toda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did the stock market do to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arketing research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time does stock market ope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marketing pl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target mark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rket yourself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en did the stock market cras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does stock market ope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o market researc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target mark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stock market work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lay the stock mark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stock mark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is the stock market doing to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stock market open to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the marketing mix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arket failur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arket econom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the black mark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time does the market ope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en does the stock market clos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time does stock market clos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does a marketing manager d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b2b market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rite a marketing pl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y is marketing importa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ass market paperback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alculate market shar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market cap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free mark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y did the stock market crash in 1929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come a marketing manage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time does the stock market close toda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money in the stock mark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arket valu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arketing automatio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did the stock market close at to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vector market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flea mark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time does the market clo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y is it called a flea mark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does the market ope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money mark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rket an app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free market econom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y is the stock market dow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ead the stock mark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marketing me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guerrilla market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market segme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the best phone on the mark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free mark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are marketable securitie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caused the stock market crash of 1929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market cap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into the stock mark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is the stock market open on columbus 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money market fun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ock mark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reate a marketing pl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lay stock mark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marketing manage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can you do with a marketing degre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money market accou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time does boston market clo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the market open to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cheer flea mark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bear marke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does stock market clo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is the stock market ope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is the stock market open tomorrow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y is the stock market down to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y is the market down to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sports marketing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time does the market close to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fair market valu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is the stock market open on presidents da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year did the stock market cras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does the market clos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y did the stock market cras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marketing a good majo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the stock market ope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the best smartphone on the mark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is the stock market going to crash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en will the stock market cras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vector marketing a scam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is the stock market open on veterans 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market orde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a walmart neighborhood marke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en was the stock market cras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y do markets exis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en does the stock market close toda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come a real estate age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uch do real estate agents mak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real estat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invest in real estat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into real estat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come a real estate brok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a real estate licen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eal estate licen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e a real estate age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real estate broke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uch does a real estate agent mak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your real estate licens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money in real estat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come real estate age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do real estate agents get paid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started in real estat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come a real estate develope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come a real estate appraise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does a real estate broker d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 real estate agents d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real estate age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come a real estate agent in texa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real estate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commercial real estat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a short sale in real estat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does pending mean in real estat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find a real estate age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come a successful real estate age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real estate a good care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long is real estate school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come a real estate agent in florid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ich in real estat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come a real estate agent in n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real estate develope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is real estate a good investme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come a real estate investo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invest in real estate with no mone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does a real estate agent do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come a real estate agent in california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 a successful real estate age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ell real estat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a real estate license in texa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do you become a real estate age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come a real estate agent in p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real estate tax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does contingent mean in real estat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uch do real estate brokers mak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into commercial real estat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choose a real estate age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come a real estate agent in ohio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a real estate license in ca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real estate license in ca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uch money do real estate agents mak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come a real estate agent in nc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 successful in real estat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my real estate licens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do i become a real estate age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come a real estate agent in g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real estate lead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are real estate taxe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find real estate investor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uch does a real estate broker mak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should i become a real estate age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real estate license in texa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come a real estate agent in va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do i get my real estate licens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obtain a real estate licens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a real estate license in n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are real estate taxes deductibl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real estate work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is real estate a liquid investme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real estate har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real estate agent get pai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real estate agents d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real estate capitalize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ich real estate age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re to get real estate licen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real estate right for m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real estate school har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real estate tax deductibl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real estate agents work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re real estate commissions tax deductibl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real estate developers think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is real estate the best investmen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real estate investment work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real estate commission work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ich real estate company has the best train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are real estate agents neede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are real estate agents rich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re real estate agents self employed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re real estate transfer taxes deductibl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real estate developers make mone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is real estate commission tax deductibl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real estate right for me quiz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can real estate agents work from hom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is real estate transfer tax deductibl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can real estate agents flip house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re real estate taxes paid in advanc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are real estate taxes paid in arrear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can real estate taxes be deducted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ich real estate agent to choos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real estate company should i work fo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ich real estate company sells the mos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real estate agents get lead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ich real estate agency to join in singapor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real estate commission should i p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o is real estate age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are real estate fees negotiabl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real estate brokers make mone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real estate test hard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should real estate agents form llc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real estate brokers d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real estate mean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real estate taxes are deductibl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re real estate portlan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ich real estate agent is bes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can real estate be held in an ira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real estate agents get listing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real estate works in usa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are real estate agents happ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can real estate agents buy hud home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can real estate agents give referral fee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does real estate go through probat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real estate development work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real estate agents need to know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a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rite a business pl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your own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a small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business casua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a business pl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business pla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write a business proposa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rite a business let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an online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egister a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ucceed in business without really trying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value a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a business lo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business intelligenc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business administratio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online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business manageme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ucceed in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cleaning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register a business nam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business card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business mode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a business licen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reate a business pl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business ethic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do you spell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romote your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business with no mone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does a business analyst d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saturday a business 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are business day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rket your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business analys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a small business lo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open a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international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un a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business to st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business developme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o a business pl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rite business pla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any business days in a yea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photography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come a business analys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can you do with a business degre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a business card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business casual for wome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my own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a business pl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advertise your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name a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come up with a business nam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business casual for me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long is a business 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business analytic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create a facebook business pag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clothing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up a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catering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business should i st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small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rite business let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business law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the business cycl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business day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consulting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ell a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a business onlin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uy a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create a business page on facebook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create a business facebook pag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small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name your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a online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use instagram for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pell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a tshirt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sears going out of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rite a business cas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win at the sport of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address a business let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row your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a facebook business pag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a business facebook pag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use facebook for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rite a business emai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ress business casual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can i do with a business degre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end a business let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a home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open your own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design a business car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business attir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kind of business should i st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make a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develop a business plan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are jeans business casua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business ca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business cycl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business lette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landscaping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into harvard business school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your own cleaning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ell your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uch does it cost to start a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a business in texa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use pinterest for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do i start a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use twitter for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un a small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successful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reate a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uild a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business acume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uch is my business worth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a food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uild a business pla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dog walking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build business credi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business loa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run a successful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own a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choose a business nam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the better business bureau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are business ethic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does business casual mea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lawn care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size is a business car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a business let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report a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row a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do you start a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business cards in word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do you need to start a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end a business email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value a small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open a small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et up a business facebook pag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your business on googl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obtain a business licen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reate a business nam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business licens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food truck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uch is a business licens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real estate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franchise your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business proc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a good business to star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ucceed in business without really trying movi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are you busy in spanish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channel is fox business on comcas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business mea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the size of a business car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incorporate a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trademark a business nam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business in florida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come a business consulta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rint business card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money to start a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n event planning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do i need to start a business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what can you do with a business administration degre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close a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to do with a business degre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trucking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much does a business license cos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a jewelry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a business licens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busy is disneyland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apply for a business loa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jobs can you get with a business degre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big is a business card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franchise a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type of business should i star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format a business letter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write a business memo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keep an idiot bus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business casual attir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n internet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size are business card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tutoring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an etsy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an ebay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vending machine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construction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painting business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a retail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a business loan with bad credi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make your own business card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copyright a business nam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find out who owns a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apply for a business licens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open a business bank accou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pick a business nam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is radioshack still in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you think of me is none of my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is saturday a business day for up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channel is fox business on direct tv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business professional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considered business casual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business in california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can i do with a business administration degre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a business credit card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can you do with a business management degre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en are business taxes du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get business credit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become a business owner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is a fictitious business name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own your own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establish business credi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how to start a website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into business school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is saturday considered a business day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does busy mea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ich of these phrases best describes the business cycl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a small business grant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what is business casual dr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old was tom cruise in risky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start a babysitting business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how to get my business on google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what does all circuits are busy mean</text:p>
          </table:table-cell>
          <table:table-cell table:number-columns-repeated="9"/>
        </table:table-row>
        <table:table-row table:style-name="ro2">
          <table:table-cell table:style-name="ce4" office:value-type="string" calcext:value-type="string">
            <text:p>is radioshack going out of business</text:p>
          </table:table-cell>
          <table:table-cell table:number-columns-repeated="9"/>
        </table:table-row>
        <table:table-row table:style-name="ro3">
          <table:table-cell table:style-name="ce4" office:value-type="string" calcext:value-type="string">
            <text:p>what business mogul founded virgin records and virgin atlantic airways</text:p>
          </table:table-cell>
          <table:table-cell table:number-columns-repeated="9"/>
        </table:table-row>
        <table:table-row table:style-name="ro1" table:number-rows-repeated="104659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4">00/00/0000</text:date>, <text:time style:data-style-name="N2" text:time-value="13:36:32.4212635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1:43:42.734000000</meta:creation-date>
    <dc:date>2021-03-04T09:40:41.857226465</dc:date>
    <meta:editing-duration>P8DT12H38M18S</meta:editing-duration>
    <meta:editing-cycles>7</meta:editing-cycles>
    <meta:generator>LibreOffice/6.4.6.2$Linux_X86_64 LibreOffice_project/40$Build-2</meta:generator>
    <meta:document-statistic meta:table-count="1" meta:cell-count="1993" meta:object-count="0"/>
  </office:meta>
</office:document-meta>
</file>